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86b6" officeooo:paragraph-rsid="000786b6"/>
    </style:style>
    <style:style style:name="P2" style:family="paragraph" style:parent-style-name="Standard">
      <style:text-properties officeooo:rsid="0007aac5" officeooo:paragraph-rsid="0007aac5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1676" text:style-name="L1">
        <text:list-item>
          <text:p text:style-name="P1">Module de traduction en <text:s/>local</text:p>
        </text:list-item>
        <text:list-item>
          <text:p text:style-name="P1">Modifier les fichiers d’aide (les traduire)</text:p>
        </text:list-item>
      </text:list>
      <text:p text:style-name="P2">Messages de service</text:p>
      <text:p text:style-name="P2">saveTo<text:tab/><text:tab/><text:span text:style-name="T1">container.pd</text:span><text:tab/>PdRacks.presets.pd<text:tab/>u_sssad.pd</text:p>
      <text:p text:style-name="P2">getValuesInto<text:tab/>ctl-assign3.pd<text:tab/>module_loader.pd<text:tab/>PdRacks.midilearn.pd<text:tab/><text:tab/>u_sssad.pd</text:p>
      <text:p text:style-name="P2">getSssadChannel<text:tab/>module_loader.pd</text:p>
      <text:p text:style-name="P2">setFBchannel<text:tab/>ctl-assign3.pd<text:tab/>midi-colors.pd<text:tab/><text:tab/>module_loader.pd</text:p>
      <text:p text:style-name="P2">getParams<text:tab/>ctl-assign3.pd<text:tab/>midi-colors.pd<text:tab/><text:tab/>module_loader.pd</text:p>
      <text:p text:style-name="P2">getNamePos<text:tab/>ctl-assign3.pd<text:tab/>module_loader.pd</text:p>
      <text:p text:style-name="P2">setFocus<text:tab/>ctl-assign3.pd<text:tab/>module_loader.pd<text:tab/>PdRacks.bay.pd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54:40.832158067</meta:creation-date>
    <dc:date>2019-09-20T22:16:55.399213399</dc:date>
    <meta:editing-duration>PT23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2" meta:character-count="468" meta:non-whitespace-character-count="433"/>
  </office:meta>
</office:document-meta>
</file>